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owserUpdate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rowserUpdateTransformer.startElement( String uri , String loc , String raw , Attributes attr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rowserUpdateTransforme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rowserUpdateTransformer.endElement( String uri , String loc , String raw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rowserUpdateTransform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owserUpdateTransform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rowserUpdateTransformer.characters( char [ ] buffer , int offset , int le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rowserUpdateTransformer.startDocu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rowserUpdateTransformer.startPrefixMapping( String prefix ,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rowserUpdateTransformer.endPrefixMapping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